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1.0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866cm"/>
    </style:style>
    <style:style style:name="gr6" style:family="graphic" style:parent-style-name="standard">
      <style:graphic-properties draw:stroke="none" svg:stroke-color="#000000" draw:fill="none" draw:fill-color="#ffffff" fo:min-height="0.41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39cm"/>
    </style:style>
    <style:style style:name="gr10" style:family="graphic" style:parent-style-name="standard">
      <style:graphic-properties draw:stroke="none" svg:stroke-color="#000000" draw:fill="none" draw:fill-color="#ffffff" fo:min-height="0.422cm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16cm" fo:min-width="0.866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  <style:text-properties fo:font-family="'Helvetica Neue'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Helvetica Neue'" style:font-pitch="variable" fo:font-size="8pt" style:font-size-asian="8pt" style:font-size-complex="8pt"/>
    </style:style>
    <style:style style:name="P4" style:family="paragraph">
      <style:text-properties fo:font-family="'Helvetica Neue'" style:font-pitch="variable" fo:font-size="8pt" style:font-size-asian="8pt" style:font-size-complex="8pt"/>
    </style:style>
    <style:style style:name="P5" style:family="paragraph">
      <style:text-properties fo:font-family="'Helvetica Neue'" style:font-pitch="variable"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Helvetica Neue'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Helvetica Neue'" style:font-pitch="variable" fo:font-size="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8pt" style:font-style-asian="normal" style:font-weight-asian="normal" style:font-family-complex="FreeSans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Helvetica Neue'" style:font-pitch="variable" fo:font-size="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8pt" style:font-style-asian="normal" style:font-weight-asian="normal" style:font-family-complex="FreeSans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Helvetica Neue'" style:font-pitch="variable" fo:font-size="8pt" style:font-size-asian="8pt" style:font-size-complex="8pt"/>
    </style:style>
    <style:style style:name="T2" style:family="text">
      <style:text-properties fo:color="#ff3333" fo:font-family="'Helvetica Neue'" style:font-pitch="variable" fo:font-size="8pt" style:font-size-asian="8pt" style:font-size-complex="8pt"/>
    </style:style>
    <style:style style:name="T3" style:family="text">
      <style:text-properties fo:font-family="'Helvetica Neue'" style:font-pitch="variable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'Helvetica Neue'" style:font-pitch="variable" fo:font-size="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8pt" style:font-style-asian="normal" style:font-weight-asian="normal" style:font-family-complex="FreeSans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style:text-outline="false" style:text-line-through-style="none" fo:font-family="'Helvetica Neue'" style:font-pitch="variable" fo:font-size="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8pt" style:font-style-asian="normal" style:font-weight-asian="normal" style:font-family-complex="FreeSans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6.858cm" svg:height="10.637cm" svg:x="1.51cm" svg:y="0.658cm">
            <text:p/>
          </draw:rect>
          <draw:rect draw:style-name="gr1" draw:text-style-name="P1" draw:layer="layout" svg:width="6.098cm" svg:height="3.52cm" svg:x="1.764cm" svg:y="7.53cm">
            <text:p/>
          </draw:rect>
          <draw:rect draw:style-name="gr1" draw:text-style-name="P1" draw:layer="layout" svg:width="6.096cm" svg:height="5.684cm" svg:x="1.764cm" svg:y="1.547cm">
            <text:p/>
          </draw:rect>
          <draw:rect draw:style-name="gr2" draw:text-style-name="P3" draw:layer="layout" svg:width="1.905cm" svg:height="0.732cm" svg:x="3.525cm" svg:y="2.085cm">
            <text:p text:style-name="P2"><text:span text:style-name="T1">RSTART</text:span></text:p>
          </draw:rect>
          <draw:frame draw:style-name="gr3" draw:text-style-name="P4" draw:layer="layout" svg:width="1.778cm" svg:height="0.631cm" svg:x="3.542cm" svg:y="1.62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26cm" svg:y="2.186cm">
            <draw:text-box>
              <text:p><text:span text:style-name="T1">cmd0</text:span></text:p>
            </draw:text-box>
          </draw:frame>
          <draw:rect draw:style-name="gr2" draw:text-style-name="P3" draw:layer="layout" svg:width="1.905cm" svg:height="0.732cm" svg:x="3.527cm" svg:y="2.986cm">
            <text:p text:style-name="P2"><text:span text:style-name="T1">WRITE</text:span></text:p>
          </draw:rect>
          <draw:frame draw:style-name="gr3" draw:text-style-name="P4" draw:layer="layout" svg:width="1.651cm" svg:height="0.631cm" svg:x="2.527cm" svg:y="3.087cm">
            <draw:text-box>
              <text:p><text:span text:style-name="T1">cmd1</text:span></text:p>
            </draw:text-box>
          </draw:frame>
          <draw:rect draw:style-name="gr1" draw:text-style-name="P3" draw:layer="layout" svg:width="1.905cm" svg:height="0.732cm" svg:x="5.427cm" svg:y="2.086cm">
            <text:p/>
          </draw:rect>
          <draw:frame draw:style-name="gr3" draw:text-style-name="P4" draw:layer="layout" svg:width="1.778cm" svg:height="0.631cm" svg:x="5.342cm" svg:y="1.621cm">
            <draw:text-box>
              <text:p><text:span text:style-name="T1">byte_num</text:span></text:p>
            </draw:text-box>
          </draw:frame>
          <draw:rect draw:style-name="gr2" draw:text-style-name="P3" draw:layer="layout" svg:width="1.905cm" svg:height="0.732cm" svg:x="5.429cm" svg:y="2.987cm">
            <text:p text:style-name="P2"><text:span text:style-name="T1">1</text:span></text:p>
          </draw:rect>
          <draw:rect draw:style-name="gr2" draw:text-style-name="P3" draw:layer="layout" svg:width="1.905cm" svg:height="0.732cm" svg:x="3.528cm" svg:y="3.888cm">
            <text:p text:style-name="P2"><text:span text:style-name="T1">READ</text:span></text:p>
          </draw:rect>
          <draw:frame draw:style-name="gr3" draw:text-style-name="P4" draw:layer="layout" svg:width="1.651cm" svg:height="0.631cm" svg:x="2.528cm" svg:y="3.989cm">
            <draw:text-box>
              <text:p><text:span text:style-name="T1">cmd2</text:span></text:p>
            </draw:text-box>
          </draw:frame>
          <draw:rect draw:style-name="gr2" draw:text-style-name="P3" draw:layer="layout" svg:width="1.905cm" svg:height="0.732cm" svg:x="5.43cm" svg:y="3.889cm">
            <text:p text:style-name="P2"><text:span text:style-name="T1">N-1</text:span></text:p>
          </draw:rect>
          <draw:rect draw:style-name="gr2" draw:text-style-name="P3" draw:layer="layout" svg:width="3.57cm" svg:height="0.732cm" svg:x="3.629cm" svg:y="7.687cm">
            <text:p text:style-name="P2"><text:span text:style-name="T1">(slave_addr&lt;&lt;1| r/w) <text:s/></text:span><text:span text:style-name="T2">byte0</text:span></text:p>
          </draw:rect>
          <draw:frame draw:style-name="gr3" draw:text-style-name="P4" draw:layer="layout" svg:width="1.651cm" svg:height="0.631cm" svg:x="2.527cm" svg:y="7.787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3.63cm" svg:y="8.488cm">
            <text:p text:style-name="P2"><text:span text:style-name="T1">byte1</text:span></text:p>
          </draw:rect>
          <draw:frame draw:style-name="gr3" draw:text-style-name="P4" draw:layer="layout" svg:width="1.651cm" svg:height="0.631cm" svg:x="2.528cm" svg:y="8.588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3.631cm" svg:y="9.289cm">
            <text:p text:style-name="P2"><text:span text:style-name="T1">byte2</text:span></text:p>
          </draw:rect>
          <draw:frame draw:style-name="gr3" draw:text-style-name="P4" draw:layer="layout" svg:width="1.651cm" svg:height="0.631cm" svg:x="2.529cm" svg:y="9.389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3.632cm" svg:y="10.19cm">
            <text:p text:style-name="P2"><text:span text:style-name="T1">byte(N-1)</text:span></text:p>
          </draw:rect>
          <draw:frame draw:style-name="gr3" draw:text-style-name="P4" draw:layer="layout" svg:width="1.808cm" svg:height="0.631cm" svg:x="2.173cm" svg:y="10.29cm">
            <draw:text-box>
              <text:p><text:span text:style-name="T1">addr(N-1)</text:span></text:p>
            </draw:text-box>
          </draw:frame>
          <draw:frame draw:style-name="gr4" draw:text-style-name="P5" draw:layer="layout" svg:width="1.594cm" svg:height="0.666cm" svg:x="1.564cm" svg:y="0.712cm">
            <draw:text-box>
              <text:p><text:span text:style-name="T3">Master</text:span></text:p>
            </draw:text-box>
          </draw:frame>
          <draw:rect draw:style-name="gr1" draw:text-style-name="P1" draw:layer="layout" svg:width="6.858cm" svg:height="4.954cm" svg:x="10.511cm" svg:y="4.087cm">
            <text:p/>
          </draw:rect>
          <draw:rect draw:style-name="gr1" draw:text-style-name="P1" draw:layer="layout" svg:width="5.828cm" svg:height="3.52cm" svg:x="11.035cm" svg:y="5.231cm">
            <text:p/>
          </draw:rect>
          <draw:rect draw:style-name="gr2" draw:text-style-name="P3" draw:layer="layout" svg:width="3.57cm" svg:height="0.732cm" svg:x="12.63cm" svg:y="5.388cm">
            <text:p text:style-name="P2"><text:span text:style-name="T1">byte0</text:span></text:p>
          </draw:rect>
          <draw:frame draw:style-name="gr3" draw:text-style-name="P4" draw:layer="layout" svg:width="1.651cm" svg:height="0.631cm" svg:x="11.528cm" svg:y="5.488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12.631cm" svg:y="6.189cm">
            <text:p text:style-name="P2"><text:span text:style-name="T1">byte1</text:span></text:p>
          </draw:rect>
          <draw:frame draw:style-name="gr3" draw:text-style-name="P4" draw:layer="layout" svg:width="1.651cm" svg:height="0.631cm" svg:x="11.529cm" svg:y="6.289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12.632cm" svg:y="6.99cm">
            <text:p text:style-name="P2"><text:span text:style-name="T1">...</text:span></text:p>
          </draw:rect>
          <draw:frame draw:style-name="gr3" draw:text-style-name="P4" draw:layer="layout" svg:width="1.651cm" svg:height="0.631cm" svg:x="11.53cm" svg:y="7.09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12.633cm" svg:y="7.891cm">
            <text:p text:style-name="P2"><text:span text:style-name="T1">byte(N-1)</text:span></text:p>
          </draw:rect>
          <draw:frame draw:style-name="gr3" draw:text-style-name="P4" draw:layer="layout" svg:width="1.808cm" svg:height="0.631cm" svg:x="11.174cm" svg:y="7.991cm">
            <draw:text-box>
              <text:p><text:span text:style-name="T1">addr(N-1)</text:span></text:p>
            </draw:text-box>
          </draw:frame>
          <draw:frame draw:style-name="gr5" draw:text-style-name="P5" draw:layer="layout" svg:width="1.366cm" svg:height="0.666cm" svg:x="10.673cm" svg:y="4.2cm">
            <draw:text-box>
              <text:p><text:span text:style-name="T3">Slave</text:span></text:p>
            </draw:text-box>
          </draw:frame>
          <draw:frame draw:style-name="gr6" draw:text-style-name="P5" draw:layer="layout" svg:width="1.143cm" svg:height="0.666cm" svg:x="2.653cm" svg:y="9.743cm">
            <draw:text-box>
              <text:p><text:span text:style-name="T3">...</text:span></text:p>
            </draw:text-box>
          </draw:frame>
          <draw:line draw:style-name="gr7" draw:text-style-name="P1" draw:layer="layout" svg:x1="8.368cm" svg:y1="4.722cm" svg:x2="10.527cm" svg:y2="4.722cm">
            <text:p/>
          </draw:line>
          <draw:line draw:style-name="gr8" draw:text-style-name="P1" draw:layer="layout" svg:x1="8.368cm" svg:y1="5.992cm" svg:x2="10.527cm" svg:y2="5.992cm">
            <text:p/>
          </draw:line>
          <draw:frame draw:style-name="gr6" draw:text-style-name="P5" draw:layer="layout" svg:width="1.778cm" svg:height="0.666cm" svg:x="8.749cm" svg:y="4.106cm">
            <draw:text-box>
              <text:p><text:span text:style-name="T3">SCL</text:span></text:p>
            </draw:text-box>
          </draw:frame>
          <draw:frame draw:style-name="gr6" draw:text-style-name="P5" draw:layer="layout" svg:width="1.778cm" svg:height="0.666cm" svg:x="8.749cm" svg:y="5.407cm">
            <draw:text-box>
              <text:p><text:span text:style-name="T3">SDA</text:span></text:p>
            </draw:text-box>
          </draw:frame>
          <draw:frame draw:style-name="gr3" draw:text-style-name="P4" draw:layer="layout" svg:width="1.268cm" svg:height="0.631cm" svg:x="1.664cm" svg:y="7.428cm">
            <draw:text-box>
              <text:p><text:span text:style-name="T1">RAM</text:span></text:p>
            </draw:text-box>
          </draw:frame>
          <draw:frame draw:style-name="gr3" draw:text-style-name="P4" draw:layer="layout" svg:width="1.27cm" svg:height="0.631cm" svg:x="1.764cm" svg:y="1.629cm">
            <draw:text-box>
              <text:p><text:span text:style-name="T1">cmd</text:span></text:p>
            </draw:text-box>
          </draw:frame>
          <draw:frame draw:style-name="gr3" draw:text-style-name="P4" draw:layer="layout" svg:width="1.185cm" svg:height="0.631cm" svg:x="10.864cm" svg:y="5.229cm">
            <draw:text-box>
              <text:p><text:span text:style-name="T1">RAM</text:span></text:p>
            </draw:text-box>
          </draw:frame>
          <draw:rect draw:style-name="gr2" draw:text-style-name="P3" draw:layer="layout" svg:width="1.905cm" svg:height="0.732cm" svg:x="3.529cm" svg:y="4.79cm">
            <text:p text:style-name="P2"><text:span text:style-name="T1">READ</text:span></text:p>
          </draw:rect>
          <draw:frame draw:style-name="gr3" draw:text-style-name="P4" draw:layer="layout" svg:width="1.651cm" svg:height="0.631cm" svg:x="2.529cm" svg:y="4.891cm">
            <draw:text-box>
              <text:p><text:span text:style-name="T1">cmd3</text:span></text:p>
            </draw:text-box>
          </draw:frame>
          <draw:rect draw:style-name="gr2" draw:text-style-name="P3" draw:layer="layout" svg:width="1.905cm" svg:height="0.732cm" svg:x="5.431cm" svg:y="4.791cm">
            <text:p text:style-name="P2"><text:span text:style-name="T1">1</text:span></text:p>
          </draw:rect>
          <draw:rect draw:style-name="gr2" draw:text-style-name="P3" draw:layer="layout" svg:width="1.905cm" svg:height="0.732cm" svg:x="3.53cm" svg:y="5.692cm">
            <text:p text:style-name="P2"><text:span text:style-name="T1">STOP</text:span></text:p>
          </draw:rect>
          <draw:frame draw:style-name="gr3" draw:text-style-name="P4" draw:layer="layout" svg:width="1.651cm" svg:height="0.631cm" svg:x="2.53cm" svg:y="5.793cm">
            <draw:text-box>
              <text:p><text:span text:style-name="T1">cmd4</text:span></text:p>
            </draw:text-box>
          </draw:frame>
          <draw:rect draw:style-name="gr1" draw:text-style-name="P3" draw:layer="layout" svg:width="1.905cm" svg:height="0.732cm" svg:x="5.432cm" svg:y="5.693cm">
            <text:p/>
          </draw:rect>
        </draw:g>
        <draw:rect draw:style-name="gr1" draw:text-style-name="P1" draw:layer="layout" svg:width="7.853cm" svg:height="12.034cm" svg:x="1.377cm" svg:y="11.86cm">
          <text:p/>
        </draw:rect>
        <draw:rect draw:style-name="gr1" draw:text-style-name="P1" draw:layer="layout" svg:width="5.971cm" svg:height="6.981cm" svg:x="2.251cm" svg:y="12.495cm">
          <text:p/>
        </draw:rect>
        <draw:rect draw:style-name="gr2" draw:text-style-name="P3" draw:layer="layout" svg:width="1.905cm" svg:height="0.732cm" svg:x="3.887cm" svg:y="13.038cm">
          <text:p text:style-name="P2"><text:span text:style-name="T1">RSTART</text:span></text:p>
        </draw:rect>
        <draw:frame draw:style-name="gr3" draw:text-style-name="P4" draw:layer="layout" svg:width="1.778cm" svg:height="0.631cm" svg:x="3.904cm" svg:y="12.573cm">
          <draw:text-box>
            <text:p><text:span text:style-name="T1">op_code</text:span></text:p>
          </draw:text-box>
        </draw:frame>
        <draw:frame draw:style-name="gr3" draw:text-style-name="P4" draw:layer="layout" svg:width="1.651cm" svg:height="0.631cm" svg:x="2.888cm" svg:y="13.139cm">
          <draw:text-box>
            <text:p><text:span text:style-name="T1">cmd0</text:span></text:p>
          </draw:text-box>
        </draw:frame>
        <draw:rect draw:style-name="gr2" draw:text-style-name="P3" draw:layer="layout" svg:width="1.905cm" svg:height="0.732cm" svg:x="3.889cm" svg:y="13.939cm">
          <text:p text:style-name="P2"><text:span text:style-name="T1">WRITE</text:span></text:p>
        </draw:rect>
        <draw:frame draw:style-name="gr3" draw:text-style-name="P4" draw:layer="layout" svg:width="1.651cm" svg:height="0.631cm" svg:x="2.889cm" svg:y="14.04cm">
          <draw:text-box>
            <text:p><text:span text:style-name="T1">cmd1</text:span></text:p>
          </draw:text-box>
        </draw:frame>
        <draw:rect draw:style-name="gr1" draw:text-style-name="P3" draw:layer="layout" svg:width="1.905cm" svg:height="0.732cm" svg:x="5.789cm" svg:y="13.039cm">
          <text:p/>
        </draw:rect>
        <draw:frame draw:style-name="gr3" draw:text-style-name="P4" draw:layer="layout" svg:width="1.778cm" svg:height="0.631cm" svg:x="5.704cm" svg:y="12.574cm">
          <draw:text-box>
            <text:p><text:span text:style-name="T1">byte_num</text:span></text:p>
          </draw:text-box>
        </draw:frame>
        <draw:rect draw:style-name="gr2" draw:text-style-name="P3" draw:layer="layout" svg:width="1.905cm" svg:height="0.732cm" svg:x="5.791cm" svg:y="13.94cm">
          <text:p text:style-name="P2"><text:span text:style-name="T1">2</text:span></text:p>
        </draw:rect>
        <draw:rect draw:style-name="gr2" draw:text-style-name="P3" draw:layer="layout" svg:width="1.905cm" svg:height="0.732cm" svg:x="3.89cm" svg:y="14.841cm">
          <text:p text:style-name="P2"><text:span text:style-name="T1">RSTART</text:span></text:p>
        </draw:rect>
        <draw:frame draw:style-name="gr3" draw:text-style-name="P4" draw:layer="layout" svg:width="1.651cm" svg:height="0.631cm" svg:x="2.89cm" svg:y="14.942cm">
          <draw:text-box>
            <text:p><text:span text:style-name="T1">cmd2</text:span></text:p>
          </draw:text-box>
        </draw:frame>
        <draw:rect draw:style-name="gr1" draw:text-style-name="P3" draw:layer="layout" svg:width="1.905cm" svg:height="0.732cm" svg:x="5.792cm" svg:y="14.842cm">
          <text:p/>
        </draw:rect>
        <draw:frame draw:style-name="gr4" draw:text-style-name="P5" draw:layer="layout" svg:width="1.594cm" svg:height="0.666cm" svg:x="1.926cm" svg:y="11.865cm">
          <draw:text-box>
            <text:p><text:span text:style-name="T3">Master</text:span></text:p>
          </draw:text-box>
        </draw:frame>
        <draw:line draw:style-name="gr7" draw:text-style-name="P1" draw:layer="layout" svg:x1="9.218cm" svg:y1="19.469cm" svg:x2="11.377cm" svg:y2="19.469cm">
          <text:p/>
        </draw:line>
        <draw:line draw:style-name="gr8" draw:text-style-name="P1" draw:layer="layout" svg:x1="9.202cm" svg:y1="20.801cm" svg:x2="11.361cm" svg:y2="20.801cm">
          <text:p/>
        </draw:line>
        <draw:frame draw:style-name="gr9" draw:text-style-name="P5" draw:layer="layout" svg:width="1.778cm" svg:height="0.689cm" svg:x="9.628cm" svg:y="18.787cm">
          <draw:text-box>
            <text:p><text:span text:style-name="T3">SCL</text:span></text:p>
          </draw:text-box>
        </draw:frame>
        <draw:frame draw:style-name="gr6" draw:text-style-name="P5" draw:layer="layout" svg:width="1.778cm" svg:height="0.666cm" svg:x="9.611cm" svg:y="19.96cm">
          <draw:text-box>
            <text:p><text:span text:style-name="T3">SDA</text:span></text:p>
          </draw:text-box>
        </draw:frame>
        <draw:frame draw:style-name="gr3" draw:text-style-name="P4" draw:layer="layout" svg:width="1.27cm" svg:height="0.631cm" svg:x="2.124cm" svg:y="12.382cm">
          <draw:text-box>
            <text:p><text:span text:style-name="T1">cmd</text:span></text:p>
          </draw:text-box>
        </draw:frame>
        <draw:rect draw:style-name="gr2" draw:text-style-name="P3" draw:layer="layout" svg:width="1.905cm" svg:height="0.732cm" svg:x="3.891cm" svg:y="15.743cm">
          <text:p text:style-name="P2"><text:span text:style-name="T1">WRITE</text:span></text:p>
        </draw:rect>
        <draw:frame draw:style-name="gr3" draw:text-style-name="P4" draw:layer="layout" svg:width="1.651cm" svg:height="0.631cm" svg:x="2.891cm" svg:y="15.844cm">
          <draw:text-box>
            <text:p><text:span text:style-name="T1">cmd3</text:span></text:p>
          </draw:text-box>
        </draw:frame>
        <draw:rect draw:style-name="gr2" draw:text-style-name="P3" draw:layer="layout" svg:width="1.905cm" svg:height="0.732cm" svg:x="5.793cm" svg:y="15.744cm">
          <text:p text:style-name="P2"><text:span text:style-name="T1">1</text:span></text:p>
        </draw:rect>
        <draw:rect draw:style-name="gr2" draw:text-style-name="P3" draw:layer="layout" svg:width="1.905cm" svg:height="0.732cm" svg:x="3.892cm" svg:y="16.645cm">
          <text:p text:style-name="P2"><text:span text:style-name="T1">READ</text:span></text:p>
        </draw:rect>
        <draw:frame draw:style-name="gr3" draw:text-style-name="P4" draw:layer="layout" svg:width="1.651cm" svg:height="0.631cm" svg:x="2.892cm" svg:y="16.746cm">
          <draw:text-box>
            <text:p><text:span text:style-name="T1">cmd4</text:span></text:p>
          </draw:text-box>
        </draw:frame>
        <draw:rect draw:style-name="gr2" draw:text-style-name="P3" draw:layer="layout" svg:width="1.905cm" svg:height="0.732cm" svg:x="5.794cm" svg:y="16.646cm">
          <text:p text:style-name="P2"><text:span text:style-name="T1">N-1</text:span></text:p>
        </draw:rect>
        <draw:rect draw:style-name="gr2" draw:text-style-name="P3" draw:layer="layout" svg:width="1.905cm" svg:height="0.732cm" svg:x="3.893cm" svg:y="17.546cm">
          <text:p text:style-name="P2"><text:span text:style-name="T1">READ</text:span></text:p>
        </draw:rect>
        <draw:frame draw:style-name="gr3" draw:text-style-name="P4" draw:layer="layout" svg:width="1.651cm" svg:height="0.631cm" svg:x="2.893cm" svg:y="17.647cm">
          <draw:text-box>
            <text:p><text:span text:style-name="T1">cmd5</text:span></text:p>
          </draw:text-box>
        </draw:frame>
        <draw:rect draw:style-name="gr2" draw:text-style-name="P3" draw:layer="layout" svg:width="1.905cm" svg:height="0.732cm" svg:x="5.795cm" svg:y="17.547cm">
          <text:p text:style-name="P2"><text:span text:style-name="T1">1</text:span></text:p>
        </draw:rect>
        <draw:rect draw:style-name="gr2" draw:text-style-name="P3" draw:layer="layout" svg:width="1.905cm" svg:height="0.732cm" svg:x="3.893cm" svg:y="18.446cm">
          <text:p text:style-name="P2"><text:span text:style-name="T1">STOP</text:span></text:p>
        </draw:rect>
        <draw:frame draw:style-name="gr3" draw:text-style-name="P4" draw:layer="layout" svg:width="1.651cm" svg:height="0.631cm" svg:x="2.893cm" svg:y="18.547cm">
          <draw:text-box>
            <text:p><text:span text:style-name="T1">cmd6</text:span></text:p>
          </draw:text-box>
        </draw:frame>
        <draw:rect draw:style-name="gr1" draw:text-style-name="P3" draw:layer="layout" svg:width="1.905cm" svg:height="0.732cm" svg:x="5.795cm" svg:y="18.447cm">
          <text:p/>
        </draw:rect>
        <draw:rect draw:style-name="gr1" draw:text-style-name="P1" draw:layer="layout" svg:width="7.165cm" svg:height="3.52cm" svg:x="1.737cm" svg:y="19.887cm">
          <text:p/>
        </draw:rect>
        <draw:rect draw:style-name="gr2" draw:text-style-name="P3" draw:layer="layout" svg:width="5.271cm" svg:height="0.732cm" svg:x="3.324cm" svg:y="20.044cm">
          <text:p text:style-name="P2"><text:span text:style-name="T1">(slave_addr_first_7bits&lt;&lt;1| r/w) <text:s/></text:span><text:span text:style-name="T2">byte0</text:span></text:p>
        </draw:rect>
        <draw:frame draw:style-name="gr3" draw:text-style-name="P4" draw:layer="layout" svg:width="1.651cm" svg:height="0.631cm" svg:x="2.167cm" svg:y="20.044cm">
          <draw:text-box>
            <text:p><text:span text:style-name="T1">addr0</text:span></text:p>
          </draw:text-box>
        </draw:frame>
        <draw:rect draw:style-name="gr2" draw:text-style-name="P3" draw:layer="layout" svg:width="5.271cm" svg:height="0.732cm" svg:x="3.324cm" svg:y="20.845cm">
          <text:p text:style-name="P2"><text:span text:style-name="T1">slave_addr_second_byte <text:s text:c="2"/></text:span><text:span text:style-name="T2">byte1</text:span></text:p>
        </draw:rect>
        <draw:frame draw:style-name="gr3" draw:text-style-name="P4" draw:layer="layout" svg:width="1.651cm" svg:height="0.631cm" svg:x="2.168cm" svg:y="20.845cm">
          <draw:text-box>
            <text:p><text:span text:style-name="T1">addr1</text:span></text:p>
          </draw:text-box>
        </draw:frame>
        <draw:rect draw:style-name="gr2" draw:text-style-name="P3" draw:layer="layout" svg:width="5.271cm" svg:height="0.732cm" svg:x="3.324cm" svg:y="21.646cm">
          <text:p text:style-name="P2"><text:span text:style-name="T1">byte2</text:span></text:p>
        </draw:rect>
        <draw:frame draw:style-name="gr3" draw:text-style-name="P4" draw:layer="layout" svg:width="1.651cm" svg:height="0.631cm" svg:x="2.169cm" svg:y="21.646cm">
          <draw:text-box>
            <text:p><text:span text:style-name="T1">addr2</text:span></text:p>
          </draw:text-box>
        </draw:frame>
        <draw:rect draw:style-name="gr2" draw:text-style-name="P3" draw:layer="layout" svg:width="5.271cm" svg:height="0.732cm" svg:x="3.324cm" svg:y="22.547cm">
          <text:p text:style-name="P2"><text:span text:style-name="T1">byte(N-1)</text:span></text:p>
        </draw:rect>
        <draw:frame draw:style-name="gr3" draw:text-style-name="P4" draw:layer="layout" svg:width="1.808cm" svg:height="0.631cm" svg:x="1.513cm" svg:y="22.547cm">
          <draw:text-box>
            <text:p><text:span text:style-name="T1">addr(N-1)</text:span></text:p>
          </draw:text-box>
        </draw:frame>
        <draw:frame draw:style-name="gr10" draw:text-style-name="P5" draw:layer="layout" svg:width="1.143cm" svg:height="0.672cm" svg:x="2.293cm" svg:y="21.994cm">
          <draw:text-box>
            <text:p><text:span text:style-name="T3">...</text:span></text:p>
          </draw:text-box>
        </draw:frame>
        <draw:frame draw:style-name="gr3" draw:text-style-name="P4" draw:layer="layout" svg:width="1.348cm" svg:height="0.631cm" svg:x="1.702cm" svg:y="19.784cm">
          <draw:text-box>
            <text:p><text:span text:style-name="T1">RAM</text:span></text:p>
          </draw:text-box>
        </draw:frame>
        <draw:rect draw:style-name="gr1" draw:text-style-name="P1" draw:layer="layout" svg:width="6.858cm" svg:height="4.954cm" svg:x="11.364cm" svg:y="18.884cm">
          <text:p/>
        </draw:rect>
        <draw:rect draw:style-name="gr1" draw:text-style-name="P1" draw:layer="layout" svg:width="5.957cm" svg:height="3.52cm" svg:x="11.759cm" svg:y="20.028cm">
          <text:p/>
        </draw:rect>
        <draw:rect draw:style-name="gr2" draw:text-style-name="P3" draw:layer="layout" svg:width="3.57cm" svg:height="0.732cm" svg:x="13.483cm" svg:y="20.185cm">
          <text:p text:style-name="P2"><text:span text:style-name="T1">byte0</text:span></text:p>
        </draw:rect>
        <draw:frame draw:style-name="gr3" draw:text-style-name="P4" draw:layer="layout" svg:width="1.651cm" svg:height="0.631cm" svg:x="12.381cm" svg:y="20.285cm">
          <draw:text-box>
            <text:p><text:span text:style-name="T1">addr0</text:span></text:p>
          </draw:text-box>
        </draw:frame>
        <draw:rect draw:style-name="gr2" draw:text-style-name="P3" draw:layer="layout" svg:width="3.57cm" svg:height="0.732cm" svg:x="13.484cm" svg:y="20.986cm">
          <text:p text:style-name="P2"><text:span text:style-name="T1">byte1</text:span></text:p>
        </draw:rect>
        <draw:frame draw:style-name="gr3" draw:text-style-name="P4" draw:layer="layout" svg:width="1.651cm" svg:height="0.631cm" svg:x="12.382cm" svg:y="21.086cm">
          <draw:text-box>
            <text:p><text:span text:style-name="T1">addr1</text:span></text:p>
          </draw:text-box>
        </draw:frame>
        <draw:rect draw:style-name="gr2" draw:text-style-name="P3" draw:layer="layout" svg:width="3.57cm" svg:height="0.732cm" svg:x="13.485cm" svg:y="21.787cm">
          <text:p text:style-name="P2"><text:span text:style-name="T1">...</text:span></text:p>
        </draw:rect>
        <draw:frame draw:style-name="gr3" draw:text-style-name="P4" draw:layer="layout" svg:width="1.651cm" svg:height="0.631cm" svg:x="12.383cm" svg:y="21.887cm">
          <draw:text-box>
            <text:p><text:span text:style-name="T1">addr2</text:span></text:p>
          </draw:text-box>
        </draw:frame>
        <draw:rect draw:style-name="gr2" draw:text-style-name="P3" draw:layer="layout" svg:width="3.57cm" svg:height="0.732cm" svg:x="13.486cm" svg:y="22.688cm">
          <text:p text:style-name="P2"><text:span text:style-name="T1">byte(N-1)</text:span></text:p>
        </draw:rect>
        <draw:frame draw:style-name="gr3" draw:text-style-name="P4" draw:layer="layout" svg:width="1.808cm" svg:height="0.631cm" svg:x="11.927cm" svg:y="22.788cm">
          <draw:text-box>
            <text:p><text:span text:style-name="T1">addr(N-1)</text:span></text:p>
          </draw:text-box>
        </draw:frame>
        <draw:frame draw:style-name="gr5" draw:text-style-name="P5" draw:layer="layout" svg:width="1.366cm" svg:height="0.666cm" svg:x="11.526cm" svg:y="18.997cm">
          <draw:text-box>
            <text:p><text:span text:style-name="T3">Slave</text:span></text:p>
          </draw:text-box>
        </draw:frame>
        <draw:frame draw:style-name="gr3" draw:text-style-name="P4" draw:layer="layout" svg:width="1.365cm" svg:height="0.631cm" svg:x="11.615cm" svg:y="20.025cm">
          <draw:text-box>
            <text:p><text:span text:style-name="T1">RAM</text:span></text:p>
          </draw:text-box>
        </draw:frame>
        <draw:rect draw:style-name="gr1" draw:text-style-name="P1" draw:layer="layout" svg:width="6.795cm" svg:height="12.034cm" svg:x="2.537cm" svg:y="24.978cm">
          <text:p/>
        </draw:rect>
        <draw:rect draw:style-name="gr1" draw:text-style-name="P1" draw:layer="layout" svg:width="5.971cm" svg:height="6.981cm" svg:x="2.941cm" svg:y="25.633cm">
          <text:p/>
        </draw:rect>
        <draw:rect draw:style-name="gr2" draw:text-style-name="P3" draw:layer="layout" svg:width="1.905cm" svg:height="0.732cm" svg:x="4.577cm" svg:y="26.176cm">
          <text:p text:style-name="P2"><text:span text:style-name="T1">RSTART</text:span></text:p>
        </draw:rect>
        <draw:frame draw:style-name="gr3" draw:text-style-name="P4" draw:layer="layout" svg:width="1.778cm" svg:height="0.631cm" svg:x="4.594cm" svg:y="25.711cm">
          <draw:text-box>
            <text:p><text:span text:style-name="T1">op_code</text:span></text:p>
          </draw:text-box>
        </draw:frame>
        <draw:frame draw:style-name="gr3" draw:text-style-name="P4" draw:layer="layout" svg:width="1.651cm" svg:height="0.631cm" svg:x="3.578cm" svg:y="26.277cm">
          <draw:text-box>
            <text:p><text:span text:style-name="T1">cmd0</text:span></text:p>
          </draw:text-box>
        </draw:frame>
        <draw:rect draw:style-name="gr2" draw:text-style-name="P3" draw:layer="layout" svg:width="1.905cm" svg:height="0.732cm" svg:x="4.579cm" svg:y="27.077cm">
          <text:p text:style-name="P2"><text:span text:style-name="T1">WRITE</text:span></text:p>
        </draw:rect>
        <draw:frame draw:style-name="gr3" draw:text-style-name="P4" draw:layer="layout" svg:width="1.651cm" svg:height="0.631cm" svg:x="3.579cm" svg:y="27.178cm">
          <draw:text-box>
            <text:p><text:span text:style-name="T1">cmd1</text:span></text:p>
          </draw:text-box>
        </draw:frame>
        <draw:rect draw:style-name="gr1" draw:text-style-name="P3" draw:layer="layout" svg:width="1.905cm" svg:height="0.732cm" svg:x="6.479cm" svg:y="26.177cm">
          <text:p/>
        </draw:rect>
        <draw:frame draw:style-name="gr3" draw:text-style-name="P4" draw:layer="layout" svg:width="1.778cm" svg:height="0.631cm" svg:x="6.394cm" svg:y="25.712cm">
          <draw:text-box>
            <text:p><text:span text:style-name="T1">byte_num</text:span></text:p>
          </draw:text-box>
        </draw:frame>
        <draw:rect draw:style-name="gr2" draw:text-style-name="P3" draw:layer="layout" svg:width="1.905cm" svg:height="0.732cm" svg:x="6.481cm" svg:y="27.078cm">
          <text:p text:style-name="P2"><text:span text:style-name="T1">2</text:span></text:p>
        </draw:rect>
        <draw:rect draw:style-name="gr2" draw:text-style-name="P3" draw:layer="layout" svg:width="1.905cm" svg:height="0.732cm" svg:x="4.58cm" svg:y="27.979cm">
          <text:p text:style-name="P2"><text:span text:style-name="T1">RSTART</text:span></text:p>
        </draw:rect>
        <draw:frame draw:style-name="gr3" draw:text-style-name="P4" draw:layer="layout" svg:width="1.651cm" svg:height="0.631cm" svg:x="3.58cm" svg:y="28.08cm">
          <draw:text-box>
            <text:p><text:span text:style-name="T1">cmd2</text:span></text:p>
          </draw:text-box>
        </draw:frame>
        <draw:rect draw:style-name="gr1" draw:text-style-name="P3" draw:layer="layout" svg:width="1.905cm" svg:height="0.732cm" svg:x="6.482cm" svg:y="27.98cm">
          <text:p/>
        </draw:rect>
        <draw:frame draw:style-name="gr4" draw:text-style-name="P5" draw:layer="layout" svg:width="1.594cm" svg:height="0.666cm" svg:x="2.616cm" svg:y="25.003cm">
          <draw:text-box>
            <text:p><text:span text:style-name="T3">Master</text:span></text:p>
          </draw:text-box>
        </draw:frame>
        <draw:line draw:style-name="gr7" draw:text-style-name="P1" draw:layer="layout" svg:x1="9.32cm" svg:y1="32.587cm" svg:x2="11.479cm" svg:y2="32.587cm">
          <text:p/>
        </draw:line>
        <draw:line draw:style-name="gr8" draw:text-style-name="P1" draw:layer="layout" svg:x1="9.304cm" svg:y1="33.919cm" svg:x2="11.463cm" svg:y2="33.919cm">
          <text:p/>
        </draw:line>
        <draw:frame draw:style-name="gr9" draw:text-style-name="P5" draw:layer="layout" svg:width="1.778cm" svg:height="0.689cm" svg:x="9.73cm" svg:y="31.905cm">
          <draw:text-box>
            <text:p><text:span text:style-name="T3">SCL</text:span></text:p>
          </draw:text-box>
        </draw:frame>
        <draw:frame draw:style-name="gr6" draw:text-style-name="P5" draw:layer="layout" svg:width="1.778cm" svg:height="0.666cm" svg:x="9.713cm" svg:y="33.078cm">
          <draw:text-box>
            <text:p><text:span text:style-name="T3">SDA</text:span></text:p>
          </draw:text-box>
        </draw:frame>
        <draw:frame draw:style-name="gr3" draw:text-style-name="P4" draw:layer="layout" svg:width="1.27cm" svg:height="0.631cm" svg:x="2.814cm" svg:y="25.52cm">
          <draw:text-box>
            <text:p><text:span text:style-name="T1">cmd</text:span></text:p>
          </draw:text-box>
        </draw:frame>
        <draw:rect draw:style-name="gr2" draw:text-style-name="P3" draw:layer="layout" svg:width="1.905cm" svg:height="0.732cm" svg:x="4.581cm" svg:y="28.881cm">
          <text:p text:style-name="P2"><text:span text:style-name="T1">WRITE</text:span></text:p>
        </draw:rect>
        <draw:frame draw:style-name="gr3" draw:text-style-name="P4" draw:layer="layout" svg:width="1.651cm" svg:height="0.631cm" svg:x="3.581cm" svg:y="28.982cm">
          <draw:text-box>
            <text:p><text:span text:style-name="T1">cmd3</text:span></text:p>
          </draw:text-box>
        </draw:frame>
        <draw:rect draw:style-name="gr2" draw:text-style-name="P3" draw:layer="layout" svg:width="1.905cm" svg:height="0.732cm" svg:x="6.483cm" svg:y="28.882cm">
          <text:p text:style-name="P2"><text:span text:style-name="T1">1</text:span></text:p>
        </draw:rect>
        <draw:rect draw:style-name="gr2" draw:text-style-name="P3" draw:layer="layout" svg:width="1.905cm" svg:height="0.732cm" svg:x="4.582cm" svg:y="29.783cm">
          <text:p text:style-name="P2"><text:span text:style-name="T1">READ</text:span></text:p>
        </draw:rect>
        <draw:frame draw:style-name="gr3" draw:text-style-name="P4" draw:layer="layout" svg:width="1.651cm" svg:height="0.631cm" svg:x="3.582cm" svg:y="29.884cm">
          <draw:text-box>
            <text:p><text:span text:style-name="T1">cmd4</text:span></text:p>
          </draw:text-box>
        </draw:frame>
        <draw:rect draw:style-name="gr2" draw:text-style-name="P3" draw:layer="layout" svg:width="1.905cm" svg:height="0.732cm" svg:x="6.484cm" svg:y="29.784cm">
          <text:p text:style-name="P2"><text:span text:style-name="T1">N-1</text:span></text:p>
        </draw:rect>
        <draw:rect draw:style-name="gr2" draw:text-style-name="P3" draw:layer="layout" svg:width="1.905cm" svg:height="0.732cm" svg:x="4.583cm" svg:y="30.684cm">
          <text:p text:style-name="P2"><text:span text:style-name="T1">READ</text:span></text:p>
        </draw:rect>
        <draw:frame draw:style-name="gr3" draw:text-style-name="P4" draw:layer="layout" svg:width="1.651cm" svg:height="0.631cm" svg:x="3.583cm" svg:y="30.785cm">
          <draw:text-box>
            <text:p><text:span text:style-name="T1">cmd5</text:span></text:p>
          </draw:text-box>
        </draw:frame>
        <draw:rect draw:style-name="gr2" draw:text-style-name="P3" draw:layer="layout" svg:width="1.905cm" svg:height="0.732cm" svg:x="6.485cm" svg:y="30.685cm">
          <text:p text:style-name="P2"><text:span text:style-name="T1">1</text:span></text:p>
        </draw:rect>
        <draw:rect draw:style-name="gr2" draw:text-style-name="P3" draw:layer="layout" svg:width="1.905cm" svg:height="0.732cm" svg:x="4.583cm" svg:y="31.584cm">
          <text:p text:style-name="P2"><text:span text:style-name="T1">STOP</text:span></text:p>
        </draw:rect>
        <draw:frame draw:style-name="gr3" draw:text-style-name="P4" draw:layer="layout" svg:width="1.651cm" svg:height="0.631cm" svg:x="3.583cm" svg:y="31.685cm">
          <draw:text-box>
            <text:p><text:span text:style-name="T1">cmd6</text:span></text:p>
          </draw:text-box>
        </draw:frame>
        <draw:rect draw:style-name="gr1" draw:text-style-name="P3" draw:layer="layout" svg:width="1.905cm" svg:height="0.732cm" svg:x="6.485cm" svg:y="31.585cm">
          <text:p/>
        </draw:rect>
        <draw:rect draw:style-name="gr11" draw:text-style-name="P6" draw:layer="layout" svg:width="5.973cm" svg:height="3.52cm" svg:x="2.949cm" svg:y="33.169cm">
          <text:p/>
        </draw:rect>
        <draw:rect draw:style-name="gr12" draw:text-style-name="P8" draw:layer="layout" svg:width="3.57cm" svg:height="0.732cm" svg:x="4.689cm" svg:y="33.326cm">
          <text:p text:style-name="P7"><text:span text:style-name="T4">(slave_addr&lt;&lt;1| r/w) <text:s/></text:span><text:span text:style-name="T5">byte0</text:span></text:p>
        </draw:rect>
        <draw:frame draw:style-name="gr13" draw:text-style-name="P10" draw:layer="layout" svg:width="1.651cm" svg:height="0.631cm" svg:x="3.187cm" svg:y="33.426cm">
          <draw:text-box>
            <text:p text:style-name="P9"><text:span text:style-name="T4">addr0</text:span></text:p>
          </draw:text-box>
        </draw:frame>
        <draw:rect draw:style-name="gr14" draw:text-style-name="P8" draw:layer="layout" svg:width="3.57cm" svg:height="0.732cm" svg:x="4.69cm" svg:y="34.127cm">
          <text:p text:style-name="P7"><text:span text:style-name="T4">M <text:s text:c="30"/></text:span><text:span text:style-name="T5">byte1</text:span></text:p>
        </draw:rect>
        <draw:frame draw:style-name="gr15" draw:text-style-name="P10" draw:layer="layout" svg:width="1.651cm" svg:height="0.631cm" svg:x="3.188cm" svg:y="34.227cm">
          <draw:text-box>
            <text:p text:style-name="P9"><text:span text:style-name="T4">addr1</text:span></text:p>
          </draw:text-box>
        </draw:frame>
        <draw:rect draw:style-name="gr16" draw:text-style-name="P8" draw:layer="layout" svg:width="3.57cm" svg:height="0.732cm" svg:x="4.691cm" svg:y="34.928cm">
          <text:p text:style-name="P7"><text:span text:style-name="T4">byte2</text:span></text:p>
        </draw:rect>
        <draw:frame draw:style-name="gr17" draw:text-style-name="P10" draw:layer="layout" svg:width="1.651cm" svg:height="0.631cm" svg:x="3.189cm" svg:y="35.028cm">
          <draw:text-box>
            <text:p text:style-name="P9"><text:span text:style-name="T4">addr2</text:span></text:p>
          </draw:text-box>
        </draw:frame>
        <draw:rect draw:style-name="gr18" draw:text-style-name="P8" draw:layer="layout" svg:width="3.57cm" svg:height="0.732cm" svg:x="4.692cm" svg:y="35.829cm">
          <text:p text:style-name="P7"><text:span text:style-name="T4">byte(N-1)</text:span></text:p>
        </draw:rect>
        <draw:frame draw:style-name="gr19" draw:text-style-name="P10" draw:layer="layout" svg:width="1.808cm" svg:height="0.631cm" svg:x="3.133cm" svg:y="35.929cm">
          <draw:text-box>
            <text:p text:style-name="P9"><text:span text:style-name="T4">addr(N-1)</text:span></text:p>
          </draw:text-box>
        </draw:frame>
        <draw:rect draw:style-name="gr20" draw:text-style-name="P6" draw:layer="layout" svg:width="6.858cm" svg:height="4.954cm" svg:x="11.487cm" svg:y="31.843cm">
          <text:p/>
        </draw:rect>
        <draw:rect draw:style-name="gr21" draw:text-style-name="P6" draw:layer="layout" svg:width="5.957cm" svg:height="3.52cm" svg:x="11.882cm" svg:y="32.987cm">
          <text:p/>
        </draw:rect>
        <draw:rect draw:style-name="gr22" draw:text-style-name="P8" draw:layer="layout" svg:width="3.57cm" svg:height="0.732cm" svg:x="13.606cm" svg:y="33.144cm">
          <text:p/>
        </draw:rect>
        <draw:frame draw:style-name="gr23" draw:text-style-name="P10" draw:layer="layout" svg:width="1.651cm" svg:height="0.631cm" svg:x="12.504cm" svg:y="33.244cm">
          <draw:text-box>
            <text:p text:style-name="P9"><text:span text:style-name="T4">addr0</text:span></text:p>
          </draw:text-box>
        </draw:frame>
        <draw:rect draw:style-name="gr24" draw:text-style-name="P8" draw:layer="layout" svg:width="3.57cm" svg:height="0.732cm" svg:x="13.607cm" svg:y="33.945cm">
          <text:p text:style-name="P7"><text:span text:style-name="T4">byte0</text:span></text:p>
        </draw:rect>
        <draw:frame draw:style-name="gr25" draw:text-style-name="P10" draw:layer="layout" svg:width="1.651cm" svg:height="0.631cm" svg:x="12.505cm" svg:y="34.045cm">
          <draw:text-box>
            <text:p text:style-name="P9"><text:span text:style-name="T4">addrM</text:span></text:p>
          </draw:text-box>
        </draw:frame>
        <draw:rect draw:style-name="gr26" draw:text-style-name="P8" draw:layer="layout" svg:width="3.57cm" svg:height="0.732cm" svg:x="13.608cm" svg:y="34.746cm">
          <text:p text:style-name="P7"><text:span text:style-name="T4">byte1</text:span></text:p>
        </draw:rect>
        <draw:frame draw:style-name="gr27" draw:text-style-name="P10" draw:layer="layout" svg:width="2.075cm" svg:height="0.631cm" svg:x="11.882cm" svg:y="34.846cm">
          <draw:text-box>
            <text:p text:style-name="P9"><text:span text:style-name="T4">addr(M+1)</text:span></text:p>
          </draw:text-box>
        </draw:frame>
        <draw:rect draw:style-name="gr28" draw:text-style-name="P8" draw:layer="layout" svg:width="3.57cm" svg:height="0.732cm" svg:x="13.609cm" svg:y="35.647cm">
          <text:p text:style-name="P7"><text:span text:style-name="T4">byte(N-1)</text:span></text:p>
        </draw:rect>
        <draw:frame draw:style-name="gr29" draw:text-style-name="P10" draw:layer="layout" svg:width="2.503cm" svg:height="0.631cm" svg:x="11.755cm" svg:y="35.747cm">
          <draw:text-box>
            <text:p text:style-name="P9"><text:span text:style-name="T4">addr(N+M-1)</text:span></text:p>
          </draw:text-box>
        </draw:frame>
        <draw:frame draw:style-name="gr30" draw:text-style-name="P11" draw:layer="layout" svg:width="1.366cm" svg:height="0.666cm" svg:x="11.649cm" svg:y="31.956cm">
          <draw:text-box>
            <text:p text:style-name="P9"><text:span text:style-name="T6">Slave</text:span></text:p>
          </draw:text-box>
        </draw:frame>
        <draw:frame draw:style-name="gr31" draw:text-style-name="P11" draw:layer="layout" svg:width="1.143cm" svg:height="0.666cm" svg:x="3.313cm" svg:y="35.382cm">
          <draw:text-box>
            <text:p text:style-name="P9"><text:span text:style-name="T6">...</text:span></text:p>
          </draw:text-box>
        </draw:frame>
        <draw:frame draw:style-name="gr32" draw:text-style-name="P11" draw:layer="layout" svg:width="1.143cm" svg:height="0.666cm" svg:x="12.73cm" svg:y="33.5cm">
          <draw:text-box>
            <text:p text:style-name="P9"><text:span text:style-name="T6">...</text:span></text:p>
          </draw:text-box>
        </draw:frame>
        <draw:frame draw:style-name="gr33" draw:text-style-name="P10" draw:layer="layout" svg:width="1.51cm" svg:height="0.631cm" svg:x="2.922cm" svg:y="33.067cm">
          <draw:text-box>
            <text:p text:style-name="P9"><text:span text:style-name="T4">RAM</text:span></text:p>
          </draw:text-box>
        </draw:frame>
        <draw:frame draw:style-name="gr34" draw:text-style-name="P10" draw:layer="layout" svg:width="1.273cm" svg:height="0.631cm" svg:x="11.738cm" svg:y="32.985cm">
          <draw:text-box>
            <text:p text:style-name="P9"><text:span text:style-name="T4">RAM</text:span></text:p>
          </draw:text-box>
        </draw:frame>
      </draw:page>
      <draw:page draw:name="page2" draw:style-name="dp1" draw:master-page-name="Default">
        <draw:frame draw:style-name="gr35" draw:layer="layout" svg:width="11.209cm" svg:height="1.673cm" svg:x="5.218cm" svg:y="14.058cm">
          <draw:text-box>
            <text:p>图9: I2C Master 读 7-bit 地址 Slave</text:p>
          </draw:text-box>
        </draw:frame>
        <draw:g>
          <draw:rect draw:style-name="gr1" draw:text-style-name="P1" draw:layer="layout" svg:width="6.858cm" svg:height="12.306cm" svg:x="1.51cm" svg:y="0.658cm">
            <text:p/>
          </draw:rect>
          <draw:rect draw:style-name="gr1" draw:text-style-name="P1" draw:layer="layout" svg:width="6.098cm" svg:height="3.52cm" svg:x="1.764cm" svg:y="7.53cm">
            <text:p/>
          </draw:rect>
          <draw:rect draw:style-name="gr1" draw:text-style-name="P1" draw:layer="layout" svg:width="6.096cm" svg:height="5.684cm" svg:x="1.764cm" svg:y="1.547cm">
            <text:p/>
          </draw:rect>
          <draw:rect draw:style-name="gr2" draw:text-style-name="P3" draw:layer="layout" svg:width="1.905cm" svg:height="0.732cm" svg:x="3.525cm" svg:y="2.085cm">
            <text:p text:style-name="P2"><text:span text:style-name="T1">RSTART</text:span></text:p>
          </draw:rect>
          <draw:frame draw:style-name="gr3" draw:text-style-name="P4" draw:layer="layout" svg:width="1.778cm" svg:height="0.631cm" svg:x="3.542cm" svg:y="1.62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26cm" svg:y="2.186cm">
            <draw:text-box>
              <text:p><text:span text:style-name="T1">cmd0</text:span></text:p>
            </draw:text-box>
          </draw:frame>
          <draw:rect draw:style-name="gr2" draw:text-style-name="P3" draw:layer="layout" svg:width="1.905cm" svg:height="0.732cm" svg:x="3.527cm" svg:y="2.986cm">
            <text:p text:style-name="P2"><text:span text:style-name="T1">WRITE</text:span></text:p>
          </draw:rect>
          <draw:frame draw:style-name="gr3" draw:text-style-name="P4" draw:layer="layout" svg:width="1.651cm" svg:height="0.631cm" svg:x="2.527cm" svg:y="3.087cm">
            <draw:text-box>
              <text:p><text:span text:style-name="T1">cmd1</text:span></text:p>
            </draw:text-box>
          </draw:frame>
          <draw:rect draw:style-name="gr1" draw:text-style-name="P3" draw:layer="layout" svg:width="1.905cm" svg:height="0.732cm" svg:x="5.427cm" svg:y="2.086cm">
            <text:p/>
          </draw:rect>
          <draw:frame draw:style-name="gr3" draw:text-style-name="P4" draw:layer="layout" svg:width="1.778cm" svg:height="0.631cm" svg:x="5.342cm" svg:y="1.621cm">
            <draw:text-box>
              <text:p><text:span text:style-name="T1">byte_num</text:span></text:p>
            </draw:text-box>
          </draw:frame>
          <draw:rect draw:style-name="gr2" draw:text-style-name="P3" draw:layer="layout" svg:width="1.905cm" svg:height="0.732cm" svg:x="5.429cm" svg:y="2.987cm">
            <text:p text:style-name="P2"><text:span text:style-name="T1">1</text:span></text:p>
          </draw:rect>
          <draw:rect draw:style-name="gr2" draw:text-style-name="P3" draw:layer="layout" svg:width="1.905cm" svg:height="0.732cm" svg:x="3.528cm" svg:y="3.888cm">
            <text:p text:style-name="P2"><text:span text:style-name="T1">READ</text:span></text:p>
          </draw:rect>
          <draw:frame draw:style-name="gr3" draw:text-style-name="P4" draw:layer="layout" svg:width="1.651cm" svg:height="0.631cm" svg:x="2.528cm" svg:y="3.989cm">
            <draw:text-box>
              <text:p><text:span text:style-name="T1">cmd2</text:span></text:p>
            </draw:text-box>
          </draw:frame>
          <draw:rect draw:style-name="gr2" draw:text-style-name="P3" draw:layer="layout" svg:width="1.905cm" svg:height="0.732cm" svg:x="5.43cm" svg:y="3.889cm">
            <text:p text:style-name="P2"><text:span text:style-name="T1">N-1</text:span></text:p>
          </draw:rect>
          <draw:rect draw:style-name="gr2" draw:text-style-name="P3" draw:layer="layout" svg:width="3.57cm" svg:height="0.732cm" svg:x="3.929cm" svg:y="7.687cm">
            <text:p text:style-name="P2"><text:span text:style-name="T1"><text:s/></text:span><text:span text:style-name="T2">byte0</text:span></text:p>
          </draw:rect>
          <draw:frame draw:style-name="gr3" draw:text-style-name="P4" draw:layer="layout" svg:width="1.651cm" svg:height="0.631cm" svg:x="2.827cm" svg:y="7.787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3.93cm" svg:y="8.488cm">
            <text:p text:style-name="P2"><text:span text:style-name="T1">byte1</text:span></text:p>
          </draw:rect>
          <draw:frame draw:style-name="gr3" draw:text-style-name="P4" draw:layer="layout" svg:width="1.651cm" svg:height="0.631cm" svg:x="2.828cm" svg:y="8.588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3.931cm" svg:y="9.289cm">
            <text:p text:style-name="P2"><text:span text:style-name="T1">byte2</text:span></text:p>
          </draw:rect>
          <draw:frame draw:style-name="gr3" draw:text-style-name="P4" draw:layer="layout" svg:width="1.651cm" svg:height="0.631cm" svg:x="2.829cm" svg:y="9.389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3.932cm" svg:y="10.19cm">
            <text:p text:style-name="P2"><text:span text:style-name="T1">byte(N-1)</text:span></text:p>
          </draw:rect>
          <draw:frame draw:style-name="gr3" draw:text-style-name="P4" draw:layer="layout" svg:width="1.808cm" svg:height="0.631cm" svg:x="2.473cm" svg:y="10.29cm">
            <draw:text-box>
              <text:p><text:span text:style-name="T1">addr(N-1)</text:span></text:p>
            </draw:text-box>
          </draw:frame>
          <draw:frame draw:style-name="gr4" draw:text-style-name="P5" draw:layer="layout" svg:width="1.594cm" svg:height="0.666cm" svg:x="1.564cm" svg:y="0.712cm">
            <draw:text-box>
              <text:p><text:span text:style-name="T3">Master</text:span></text:p>
            </draw:text-box>
          </draw:frame>
          <draw:rect draw:style-name="gr1" draw:text-style-name="P1" draw:layer="layout" svg:width="6.858cm" svg:height="4.954cm" svg:x="10.511cm" svg:y="4.087cm">
            <text:p/>
          </draw:rect>
          <draw:rect draw:style-name="gr1" draw:text-style-name="P1" draw:layer="layout" svg:width="5.828cm" svg:height="3.52cm" svg:x="11.035cm" svg:y="5.231cm">
            <text:p/>
          </draw:rect>
          <draw:rect draw:style-name="gr2" draw:text-style-name="P3" draw:layer="layout" svg:width="3.57cm" svg:height="0.732cm" svg:x="12.93cm" svg:y="5.388cm">
            <text:p text:style-name="P2"><text:span text:style-name="T1">byte0</text:span></text:p>
          </draw:rect>
          <draw:frame draw:style-name="gr3" draw:text-style-name="P4" draw:layer="layout" svg:width="1.651cm" svg:height="0.631cm" svg:x="11.828cm" svg:y="5.488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12.931cm" svg:y="6.189cm">
            <text:p text:style-name="P2"><text:span text:style-name="T1">byte1</text:span></text:p>
          </draw:rect>
          <draw:frame draw:style-name="gr3" draw:text-style-name="P4" draw:layer="layout" svg:width="1.651cm" svg:height="0.631cm" svg:x="11.829cm" svg:y="6.289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12.932cm" svg:y="6.99cm">
            <text:p text:style-name="P2"><text:span text:style-name="T1">...</text:span></text:p>
          </draw:rect>
          <draw:frame draw:style-name="gr3" draw:text-style-name="P4" draw:layer="layout" svg:width="1.651cm" svg:height="0.631cm" svg:x="11.83cm" svg:y="7.09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12.933cm" svg:y="7.891cm">
            <text:p text:style-name="P2"><text:span text:style-name="T1">byte(N-1)</text:span></text:p>
          </draw:rect>
          <draw:frame draw:style-name="gr3" draw:text-style-name="P4" draw:layer="layout" svg:width="1.808cm" svg:height="0.631cm" svg:x="11.174cm" svg:y="7.991cm">
            <draw:text-box>
              <text:p><text:span text:style-name="T1">addr(N-1)</text:span></text:p>
            </draw:text-box>
          </draw:frame>
          <draw:frame draw:style-name="gr5" draw:text-style-name="P5" draw:layer="layout" svg:width="1.366cm" svg:height="0.666cm" svg:x="10.673cm" svg:y="4.2cm">
            <draw:text-box>
              <text:p><text:span text:style-name="T3">Slave</text:span></text:p>
            </draw:text-box>
          </draw:frame>
          <draw:frame draw:style-name="gr6" draw:text-style-name="P5" draw:layer="layout" svg:width="1.143cm" svg:height="0.666cm" svg:x="2.953cm" svg:y="9.743cm">
            <draw:text-box>
              <text:p><text:span text:style-name="T3">...</text:span></text:p>
            </draw:text-box>
          </draw:frame>
          <draw:line draw:style-name="gr7" draw:text-style-name="P1" draw:layer="layout" svg:x1="8.368cm" svg:y1="4.722cm" svg:x2="10.527cm" svg:y2="4.722cm">
            <text:p/>
          </draw:line>
          <draw:line draw:style-name="gr8" draw:text-style-name="P1" draw:layer="layout" svg:x1="8.368cm" svg:y1="5.992cm" svg:x2="10.527cm" svg:y2="5.992cm">
            <text:p/>
          </draw:line>
          <draw:frame draw:style-name="gr6" draw:text-style-name="P5" draw:layer="layout" svg:width="1.778cm" svg:height="0.666cm" svg:x="8.749cm" svg:y="4.106cm">
            <draw:text-box>
              <text:p><text:span text:style-name="T3">SCL</text:span></text:p>
            </draw:text-box>
          </draw:frame>
          <draw:frame draw:style-name="gr6" draw:text-style-name="P5" draw:layer="layout" svg:width="1.778cm" svg:height="0.666cm" svg:x="8.749cm" svg:y="5.407cm">
            <draw:text-box>
              <text:p><text:span text:style-name="T3">SDA</text:span></text:p>
            </draw:text-box>
          </draw:frame>
          <draw:frame draw:style-name="gr3" draw:text-style-name="P4" draw:layer="layout" svg:width="1.679cm" svg:height="0.631cm" svg:x="1.664cm" svg:y="7.428cm">
            <draw:text-box>
              <text:p><text:span text:style-name="T1">RX RAM</text:span></text:p>
            </draw:text-box>
          </draw:frame>
          <draw:frame draw:style-name="gr3" draw:text-style-name="P4" draw:layer="layout" svg:width="1.27cm" svg:height="0.631cm" svg:x="1.764cm" svg:y="1.629cm">
            <draw:text-box>
              <text:p><text:span text:style-name="T1">cmd</text:span></text:p>
            </draw:text-box>
          </draw:frame>
          <draw:frame draw:style-name="gr3" draw:text-style-name="P4" draw:layer="layout" svg:width="1.619cm" svg:height="0.631cm" svg:x="10.864cm" svg:y="5.229cm">
            <draw:text-box>
              <text:p><text:span text:style-name="T1">TX RAM</text:span></text:p>
            </draw:text-box>
          </draw:frame>
          <draw:rect draw:style-name="gr2" draw:text-style-name="P3" draw:layer="layout" svg:width="1.905cm" svg:height="0.732cm" svg:x="3.529cm" svg:y="4.79cm">
            <text:p text:style-name="P2"><text:span text:style-name="T1">READ</text:span></text:p>
          </draw:rect>
          <draw:frame draw:style-name="gr3" draw:text-style-name="P4" draw:layer="layout" svg:width="1.651cm" svg:height="0.631cm" svg:x="2.529cm" svg:y="4.891cm">
            <draw:text-box>
              <text:p><text:span text:style-name="T1">cmd3</text:span></text:p>
            </draw:text-box>
          </draw:frame>
          <draw:rect draw:style-name="gr2" draw:text-style-name="P3" draw:layer="layout" svg:width="1.905cm" svg:height="0.732cm" svg:x="5.431cm" svg:y="4.791cm">
            <text:p text:style-name="P2"><text:span text:style-name="T1">1</text:span></text:p>
          </draw:rect>
          <draw:rect draw:style-name="gr2" draw:text-style-name="P3" draw:layer="layout" svg:width="1.905cm" svg:height="0.732cm" svg:x="3.53cm" svg:y="5.692cm">
            <text:p text:style-name="P2"><text:span text:style-name="T1">STOP</text:span></text:p>
          </draw:rect>
          <draw:frame draw:style-name="gr3" draw:text-style-name="P4" draw:layer="layout" svg:width="1.651cm" svg:height="0.631cm" svg:x="2.53cm" svg:y="5.793cm">
            <draw:text-box>
              <text:p><text:span text:style-name="T1">cmd4</text:span></text:p>
            </draw:text-box>
          </draw:frame>
          <draw:rect draw:style-name="gr1" draw:text-style-name="P3" draw:layer="layout" svg:width="1.905cm" svg:height="0.732cm" svg:x="5.432cm" svg:y="5.693cm">
            <text:p/>
          </draw:rect>
          <draw:rect draw:style-name="gr1" draw:text-style-name="P1" draw:layer="layout" svg:width="6.098cm" svg:height="1.181cm" svg:x="1.765cm" svg:y="11.431cm">
            <text:p/>
          </draw:rect>
          <draw:rect draw:style-name="gr2" draw:text-style-name="P3" draw:layer="layout" svg:width="3.57cm" svg:height="0.732cm" svg:x="3.93cm" svg:y="11.588cm">
            <text:p text:style-name="P2"><text:span text:style-name="T1">(slave_addr&lt;&lt;1| r/w)</text:span></text:p>
          </draw:rect>
          <draw:frame draw:style-name="gr3" draw:text-style-name="P4" draw:layer="layout" svg:width="1.651cm" svg:height="0.631cm" svg:x="2.828cm" svg:y="11.688cm">
            <draw:text-box>
              <text:p><text:span text:style-name="T1">addr0</text:span></text:p>
            </draw:text-box>
          </draw:frame>
          <draw:frame draw:style-name="gr3" draw:text-style-name="P4" draw:layer="layout" svg:width="1.605cm" svg:height="0.631cm" svg:x="1.665cm" svg:y="11.329cm">
            <draw:text-box>
              <text:p><text:span text:style-name="T1">TX RA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8T13:34:34.948762386</meta:creation-date>
    <dc:date>2021-08-27T12:24:52</dc:date>
    <meta:editing-duration>PT1H9M42S</meta:editing-duration>
    <meta:editing-cycles>34</meta:editing-cycles>
    <meta:generator>OpenOffice/4.1.5$Unix OpenOffice.org_project/415m1$Build-9789</meta:generator>
    <dc:creator>Ning Wang</dc:creator>
    <meta:document-statistic meta:object-count="212"/>
  </office:meta>
</office:document-meta>
</file>